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rubik" svg:font-family="rubik, helvetica, arial, sans-serif"/>
  </office:font-face-decls>
  <office:automatic-styles>
    <style:style style:name="P1" style:family="paragraph" style:parent-style-name="Text_20_body">
      <style:paragraph-properties fo:margin-top="0.1252in" fo:margin-bottom="0in" style:contextual-spacing="false" fo:text-align="start" style:justify-single-word="false" fo:orphans="2" fo:widows="2" fo:padding="0in" fo:border="none"/>
      <style:text-properties officeooo:paragraph-rsid="0010c40b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Bahnschrift Light SemiCondensed" fo:font-size="14pt" style:text-underline-style="solid" style:text-underline-width="auto" style:text-underline-color="font-color" fo:font-weight="bold" officeooo:paragraph-rsid="00003a11" style:font-name-asian="Bahnschrift Light SemiCondense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Bahnschrift Light SemiCondensed" fo:font-size="14pt" officeooo:paragraph-rsid="00003a11" style:font-name-asian="Bahnschrift Light SemiCondensed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Bahnschrift Light SemiCondensed" fo:font-size="14pt" officeooo:rsid="00025356" officeooo:paragraph-rsid="00025356" style:font-name-asian="Bahnschrift Light SemiCondensed" style:font-size-asian="14pt" style:font-size-complex="14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Bahnschrift Light SemiCondensed" fo:font-size="14pt" officeooo:paragraph-rsid="000e76cf" style:font-name-asian="Bahnschrift Light SemiCondensed" style:font-size-asian="14pt" style:font-size-complex="14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Bahnschrift Light SemiCondensed" fo:font-size="14pt" officeooo:paragraph-rsid="000b9e1b" style:font-name-asian="Bahnschrift Light SemiCondensed" style:font-size-asian="14pt" style:font-size-complex="14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Bahnschrift Light SemiCondensed" fo:font-size="14pt" style:text-underline-style="none" fo:font-weight="normal" officeooo:rsid="0003f11d" officeooo:paragraph-rsid="0003f11d" style:font-name-asian="Bahnschrift Light SemiCondensed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Bahnschrift Light SemiCondensed" fo:font-size="14pt" style:text-underline-style="none" fo:font-weight="normal" officeooo:rsid="0003f11d" officeooo:paragraph-rsid="000e76cf" style:font-name-asian="Bahnschrift Light SemiCondensed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Bahnschrift Light SemiCondensed" fo:font-size="14pt" officeooo:rsid="00025356" officeooo:paragraph-rsid="00025356" fo:background-color="#ffffff" style:font-name-asian="Bahnschrift Light SemiCondensed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Bahnschrift Light SemiCondensed" fo:font-size="14pt" officeooo:rsid="000e76cf" officeooo:paragraph-rsid="000e76cf" fo:background-color="#ffffff" style:font-name-asian="Bahnschrift Light SemiCondensed" style:font-size-asian="14pt" style:font-size-complex="14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Bahnschrift Light SemiCondensed" fo:font-size="14pt" officeooo:rsid="000b9e1b" officeooo:paragraph-rsid="000e76cf" fo:background-color="#ffffff" style:font-name-asian="Bahnschrift Light SemiCondensed" style:font-size-asian="14pt" style:font-size-complex="14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Bahnschrift Light SemiCondensed" fo:font-size="14pt" style:text-underline-style="solid" style:text-underline-width="auto" style:text-underline-color="font-color" fo:font-weight="bold" officeooo:rsid="0003ca0f" officeooo:paragraph-rsid="0003ca0f" fo:background-color="#ffffff" style:font-name-asian="Bahnschrift Light SemiCondense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Bahnschrift Light SemiCondensed" fo:font-size="14pt" style:text-underline-style="none" fo:font-weight="normal" officeooo:rsid="0003f11d" officeooo:paragraph-rsid="0003f11d" fo:background-color="#ffffff" style:font-name-asian="Bahnschrift Light SemiCondensed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Bahnschrift Light SemiCondensed" fo:font-size="14pt" officeooo:rsid="0005e806" officeooo:paragraph-rsid="0005e806" style:font-name-asian="Bahnschrift Light SemiCondensed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e76cf"/>
    </style:style>
    <style:style style:name="P16" style:family="paragraph" style:parent-style-name="Text_20_body" style:list-style-name="L1">
      <style:paragraph-properties fo:margin-top="0.1252in" fo:margin-bottom="0in" style:contextual-spacing="false" fo:text-align="start" style:justify-single-word="false" fo:orphans="2" fo:widows="2" fo:padding="0in" fo:border="none"/>
      <style:text-properties officeooo:paragraph-rsid="000f4f1c"/>
    </style:style>
    <style:style style:name="P17" style:family="paragraph" style:parent-style-name="Text_20_body" style:list-style-name="L1">
      <style:paragraph-properties fo:margin-top="0.1252in" fo:margin-bottom="0in" style:contextual-spacing="false" fo:text-align="start" style:justify-single-word="false" fo:orphans="2" fo:widows="2" fo:padding="0in" fo:border="none"/>
      <style:text-properties officeooo:paragraph-rsid="000f7e0b"/>
    </style:style>
    <style:style style:name="P18" style:family="paragraph" style:parent-style-name="Text_20_body" style:list-style-name="L1">
      <style:paragraph-properties fo:margin-top="0.1252in" fo:margin-bottom="0in" style:contextual-spacing="false" fo:text-align="start" style:justify-single-word="false" fo:orphans="2" fo:widows="2" fo:padding="0in" fo:border="none"/>
      <style:text-properties officeooo:paragraph-rsid="000d9163"/>
    </style:style>
    <style:style style:name="P19" style:family="paragraph" style:parent-style-name="Text_20_body" style:list-style-name="L1">
      <style:paragraph-properties fo:margin-top="0.1252in" fo:margin-bottom="0in" style:contextual-spacing="false" fo:text-align="start" style:justify-single-word="false" fo:orphans="2" fo:widows="2" fo:padding="0in" fo:border="none"/>
      <style:text-properties officeooo:paragraph-rsid="0010c40b"/>
    </style:style>
    <style:style style:name="P20" style:family="paragraph" style:parent-style-name="Text_20_body" style:list-style-name="L2">
      <style:paragraph-properties fo:margin-left="0.0209in" fo:margin-right="0.0209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1" style:family="paragraph" style:parent-style-name="Text_20_body" style:list-style-name="L1">
      <style:paragraph-properties fo:margin-top="0.1252in" fo:margin-bottom="0in" style:contextual-spacing="false" fo:text-align="start" style:justify-single-word="false" fo:orphans="2" fo:widows="2" fo:padding="0in" fo:border="none"/>
      <style:text-properties officeooo:rsid="001156ca" officeooo:paragraph-rsid="001156ca"/>
    </style:style>
    <style:style style:name="P22" style:family="paragraph" style:parent-style-name="Text_20_body" style:list-style-name="L1">
      <style:paragraph-properties fo:margin-top="0.1252in" fo:margin-bottom="0in" style:contextual-spacing="false" fo:text-align="start" style:justify-single-word="false" fo:orphans="2" fo:widows="2" fo:padding="0in" fo:border="none"/>
      <style:text-properties fo:font-variant="normal" fo:text-transform="none" fo:color="#111111" loext:opacity="100%" style:font-name="Bahnschrift Light SemiCondensed" fo:font-size="14pt" fo:letter-spacing="normal" fo:font-style="normal" fo:font-weight="normal" officeooo:rsid="001156ca" officeooo:paragraph-rsid="001156ca" style:font-name-asian="Bahnschrift Light SemiCondensed" style:font-size-asian="14pt" style:font-size-complex="14pt"/>
    </style:style>
    <style:style style:name="P23" style:family="paragraph" style:parent-style-name="Text_20_body" style:list-style-name="L1">
      <style:paragraph-properties fo:margin-top="0.1252in" fo:margin-bottom="0in" style:contextual-spacing="false" fo:text-align="start" style:justify-single-word="false" fo:orphans="2" fo:widows="2" fo:padding="0in" fo:border="none"/>
      <style:text-properties fo:font-variant="normal" fo:text-transform="none" fo:color="#111111" loext:opacity="100%" style:font-name="Bahnschrift Light SemiCondensed" fo:font-size="14pt" fo:letter-spacing="normal" fo:font-style="normal" fo:font-weight="normal" officeooo:rsid="0018be90" officeooo:paragraph-rsid="0018be90" style:font-name-asian="Bahnschrift Light SemiCondensed" style:font-size-asian="14pt" style:font-size-complex="14pt"/>
    </style:style>
    <style:style style:name="T1" style:family="text">
      <style:text-properties fo:font-variant="normal" fo:text-transform="none" fo:color="#e6e6e6" loext:opacity="100%" fo:letter-spacing="normal" fo:background-color="#ffffff" loext:char-shading-value="0"/>
    </style:style>
    <style:style style:name="T2" style:family="text">
      <style:text-properties fo:font-variant="normal" fo:text-transform="none" fo:color="#000000" loext:opacity="100%" fo:letter-spacing="normal" fo:background-color="#ffffff" loext:char-shading-value="0"/>
    </style:style>
    <style:style style:name="T3" style:family="text">
      <style:text-properties fo:font-variant="normal" fo:text-transform="none" fo:color="#000000" loext:opacity="100%" fo:letter-spacing="normal" fo:background-color="#ffffff" loext:char-shading-value="0" style:language-asian="ja" style:country-asian="JP" style:font-style-asian="normal" loext:padding="0in" loext:border="none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e76cf"/>
    </style:style>
    <style:style style:name="T6" style:family="text">
      <style:text-properties fo:font-variant="normal" fo:text-transform="none" fo:color="#000000" loext:opacity="100%" fo:letter-spacing="normal" fo:font-style="normal" fo:background-color="#ffffff" loext:char-shading-value="0"/>
    </style:style>
    <style:style style:name="T7" style:family="text"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8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10c40b"/>
    </style:style>
    <style:style style:name="T9" style:family="text">
      <style:text-properties fo:font-variant="normal" fo:text-transform="none" fo:color="#111111" loext:opacity="100%" style:font-name="Bahnschrift Light SemiCondensed" fo:font-size="14pt" fo:letter-spacing="normal" fo:font-style="normal" fo:font-weight="normal" style:font-name-asian="Bahnschrift Light SemiCondensed" style:font-size-asian="14pt" style:font-size-complex="14pt"/>
    </style:style>
    <style:style style:name="T10" style:family="text">
      <style:text-properties fo:font-variant="normal" fo:text-transform="none" fo:color="#111111" loext:opacity="100%" style:font-name="Bahnschrift Light SemiCondensed" fo:font-size="14pt" fo:letter-spacing="normal" fo:font-style="normal" fo:font-weight="normal" officeooo:rsid="000f4f1c" style:font-name-asian="Bahnschrift Light SemiCondensed" style:font-size-asian="14pt" style:font-size-complex="14pt"/>
    </style:style>
    <style:style style:name="T11" style:family="text">
      <style:text-properties fo:font-variant="normal" fo:text-transform="none" fo:color="#111111" loext:opacity="100%" style:font-name="Bahnschrift Light SemiCondensed" fo:font-size="14pt" fo:letter-spacing="normal" fo:font-style="normal" fo:font-weight="normal" officeooo:rsid="000f7e0b" style:font-name-asian="Bahnschrift Light SemiCondensed" style:font-size-asian="14pt" style:font-size-complex="14pt"/>
    </style:style>
    <style:style style:name="T12" style:family="text">
      <style:text-properties fo:font-variant="normal" fo:text-transform="none" fo:color="#111111" loext:opacity="100%" style:font-name="Bahnschrift Light SemiCondensed" fo:font-size="14pt" fo:letter-spacing="normal" fo:font-style="normal" fo:font-weight="normal" officeooo:rsid="0010449e" style:font-name-asian="Bahnschrift Light SemiCondensed" style:font-size-asian="14pt" style:font-size-complex="14pt"/>
    </style:style>
    <style:style style:name="T13" style:family="text">
      <style:text-properties fo:font-variant="normal" fo:text-transform="none" fo:color="#111111" loext:opacity="100%" style:font-name="Bahnschrift Light SemiCondensed" fo:font-size="14pt" fo:letter-spacing="normal" fo:font-style="normal" fo:font-weight="normal" officeooo:rsid="0010c40b" style:font-name-asian="Bahnschrift Light SemiCondensed" style:font-size-asian="14pt" style:font-size-complex="14pt"/>
    </style:style>
    <style:style style:name="T14" style:family="text">
      <style:text-properties fo:font-variant="normal" fo:text-transform="none" fo:color="#111111" loext:opacity="100%" style:font-name="Bahnschrift Light SemiCondensed" fo:font-size="14pt" fo:letter-spacing="normal" fo:font-style="normal" fo:font-weight="normal" officeooo:rsid="001156ca" style:font-name-asian="Bahnschrift Light SemiCondensed" style:font-size-asian="14pt" style:font-size-complex="14pt"/>
    </style:style>
    <style:style style:name="T15" style:family="text">
      <style:text-properties fo:font-variant="normal" fo:text-transform="none" fo:color="#0369a3" loext:opacity="100%" style:font-name="rubik" fo:font-size="10.5pt" fo:letter-spacing="normal" fo:font-style="normal" fo:font-weight="normal"/>
    </style:style>
    <style:style style:name="T16" style:family="text">
      <style:text-properties fo:font-variant="normal" fo:text-transform="none" fo:color="#0369a3" loext:opacity="100%" fo:letter-spacing="normal"/>
    </style:style>
    <style:style style:name="T17" style:family="text">
      <style:text-properties fo:font-variant="normal" fo:text-transform="none" fo:color="#0369a3" loext:opacity="100%" fo:letter-spacing="normal" style:font-name-asian="rubik" style:font-size-asian="10.5pt" style:language-asian="ja" style:country-asian="JP" style:font-style-asian="normal" style:font-weight-asian="normal" loext:padding="0in" loext:border="none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background-color="#ffffff" loext:char-shading-value="0"/>
    </style:style>
    <style:style style:name="T20" style:family="text">
      <style:text-properties fo:color="#000000" loext:opacity="100%" officeooo:rsid="000e76cf" fo:background-color="#ffffff" loext:char-shading-value="0"/>
    </style:style>
    <style:style style:name="T21" style:family="text">
      <style:text-properties fo:color="#000000" loext:opacity="100%" style:text-position="super 58%" fo:background-color="#ffffff" loext:char-shading-value="0"/>
    </style:style>
    <style:style style:name="T22" style:family="text">
      <style:text-properties fo:color="#000000" loext:opacity="100%" fo:letter-spacing="normal" fo:font-style="italic" fo:background-color="#ffffff" loext:char-shading-value="0" loext:padding="0in" loext:border="none"/>
    </style:style>
    <style:style style:name="T23" style:family="text">
      <style:text-properties fo:color="#000000" loext:opacity="100%" fo:letter-spacing="normal" fo:font-style="italic" officeooo:rsid="00143275" fo:background-color="#ffffff" loext:char-shading-value="0" loext:padding="0in" loext:border="none"/>
    </style:style>
    <style:style style:name="T24" style:family="text">
      <style:text-properties fo:color="#000000" loext:opacity="100%" style:font-name="Bahnschrift Light SemiCondensed" fo:font-size="14pt" officeooo:rsid="000e76cf" fo:background-color="#ffffff" loext:char-shading-value="0" style:font-name-asian="Bahnschrift Light SemiCondensed" style:font-size-asian="14pt" style:font-size-complex="14pt"/>
    </style:style>
    <style:style style:name="T25" style:family="text">
      <style:text-properties fo:color="#000000" loext:opacity="100%" style:font-name="Bahnschrift Light SemiCondensed" fo:font-size="14pt" officeooo:rsid="000b9e1b" fo:background-color="#ffffff" loext:char-shading-value="0" style:font-name-asian="Bahnschrift Light SemiCondensed" style:font-size-asian="14pt" style:font-size-complex="14pt"/>
    </style:style>
    <style:style style:name="T26" style:family="text">
      <style:text-properties fo:color="#000000" loext:opacity="100%" style:text-underline-style="none" fo:font-weight="normal" officeooo:rsid="000e76cf" fo:background-color="#ffffff" loext:char-shading-value="0" style:font-weight-asian="normal" style:font-weight-complex="normal"/>
    </style:style>
    <style:style style:name="T27" style:family="text">
      <style:text-properties fo:color="#000000" loext:opacity="100%" style:text-underline-style="none" fo:font-weight="normal" officeooo:rsid="0003f11d" fo:background-color="#ffffff" loext:char-shading-value="0" style:font-weight-asian="normal" style:font-weight-complex="normal"/>
    </style:style>
    <style:style style:name="T28" style:family="text">
      <style:text-properties fo:background-color="#ffffff" loext:char-shading-value="0"/>
    </style:style>
    <style:style style:name="T29" style:family="text">
      <style:text-properties officeooo:rsid="00003a11" fo:background-color="#ffffff" loext:char-shading-value="0"/>
    </style:style>
    <style:style style:name="T30" style:family="text">
      <style:text-properties officeooo:rsid="000d9163"/>
    </style:style>
    <style:style style:name="T31" style:family="text">
      <style:text-properties fo:color="#0369a3" loext:opacity="100%"/>
    </style:style>
    <style:style style:name="T32" style:family="text">
      <style:text-properties fo:color="#0369a3" loext:opacity="100%" style:font-name="rubik" fo:font-size="10.5pt" fo:letter-spacing="normal" fo:font-style="italic" fo:font-weight="normal" loext:padding="0in" loext:border="none"/>
    </style:style>
    <style:style style:name="T33" style:family="text">
      <style:text-properties fo:color="#0369a3" loext:opacity="100%" officeooo:rsid="000f7e0b"/>
    </style:style>
    <style:style style:name="T34" style:family="text">
      <style:text-properties officeooo:rsid="0016e0cf"/>
    </style:style>
    <style:style style:name="T35" style:family="text">
      <style:text-properties officeooo:rsid="001a76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8442318" text:style-name="L1">
        <text:list-header>
          <text:p text:style-name="P2"><text:span text:style-name="T29">SHINEINOUZEN </text:span><text:span text:style-name="T1"> </text:span><text:span text:style-name="T6">(</text:span><text:span text:style-name="T3">シンエイ・ノウゼン</text:span><text:span text:style-name="T2"> </text:span><text:span text:style-name="T22">Shin'ei Nouze</text:span><text:span text:style-name="T23">n</text:span><text:span text:style-name="T6">)</text:span><text:span text:style-name="T19"> </text:span></text:p>
          <text:p text:style-name="P3"><text:span text:style-name="T19"/></text:p>
        </text:list-header>
        <text:list-item>
          <text:p text:style-name="P9">Name: Shinei Nouzen</text:p>
        </text:list-item>
        <text:list-item>
          <text:p text:style-name="P9">Clan: Nouzen clan</text:p>
        </text:list-item>
        <text:list-item>
          <text:p text:style-name="P9">Blood: Mixed of Pyrope and Onyx</text:p>
        </text:list-item>
        <text:list-item>
          <text:p text:style-name="P10"><text:span text:style-name="T34">­</text:span>He is the commander of spearhead squadron.</text:p>
        </text:list-item>
        <text:list-item>
          <text:p text:style-name="P10">Code name is Undertaker </text:p>
        </text:list-item>
        <text:list-item>
          <text:p text:style-name="P15"><text:span text:style-name="T24">He is also known as Reaper </text:span><text:span text:style-name="T15">(</text:span><text:span text:style-name="T17">死神</text:span><text:span text:style-name="T16"> </text:span><text:span text:style-name="T32">Shinigami</text:span><text:span text:style-name="T31"> </text:span><text:span text:style-name="T33">).</text:span></text:p>
          <text:p text:style-name="P4"><text:span text:style-name="T19"/></text:p>
          <text:p text:style-name="P12">Background<text:line-break/></text:p>
        </text:list-item>
        <text:list-item>
          <text:p text:style-name="P7"><text:span text:style-name="T19">Born on May 19</text:span><text:span text:style-name="T21">th</text:span><text:span text:style-name="T19"> RY 351/SY 2132.</text:span></text:p>
        </text:list-item>
        <text:list-item>
          <text:p text:style-name="P13">His family <text:span text:style-name="T30">used to lived</text:span> in the First Sector of the Republic</text:p>
        </text:list-item>
        <text:list-item>
          <text:p text:style-name="P7"><text:span text:style-name="T20">B</text:span><text:span text:style-name="T19">efore the war with Giadian Empire,He used to live in sheltered life, surrounded by</text:span></text:p>
          <text:p text:style-name="P13">“only kindness and affection”.</text:p>
        </text:list-item>
        <text:list-item>
          <text:p text:style-name="P8"><text:span text:style-name="T19">He also appeared to have developed his extrasensory ability </text:span><text:span text:style-name="T20">at young age</text:span><text:span text:style-name="T19">,</text:span></text:p>
          <text:p text:style-name="P5"><text:span text:style-name="T26">which was </text:span><text:span text:style-name="T27">hearing “voices that spoke without words” from his fami</text:span><text:span text:style-name="T26">l</text:span><text:span text:style-name="T27">y.</text:span></text:p>
        </text:list-item>
        <text:list-item>
          <text:p text:style-name="P5"><text:span text:style-name="T5">Then, </text:span><text:span text:style-name="T4">the Empire of Giad, declared an all-out war against all of its neighboring countries, including the Republic of San Magnolia, the United Kingdom of Roa Gracia, and the Alliance of Wald</text:span><text:span text:style-name="T18"> </text:span><text:span text:style-name="T4">started in SY 2139/RY 358, </text:span></text:p>
        </text:list-item>
        <text:list-item>
          <text:p text:style-name="P11">When the war begun, Shin and his family were forced to relocated to internment camp due to the Republic discriminatory policy.</text:p>
        </text:list-item>
        <text:list-item>
          <text:p text:style-name="P16"><text:span text:style-name="Strong_20_Emphasis"><text:span text:style-name="T9">RY 359</text:span></text:span><text:span text:style-name="T9">: The Legion attacks the Republic, leading to the death of Shin’s parents. Shin and his brother are sent to the internment camps. </text:span><text:span text:style-name="T10">At that time Shin just turned eight , had not grasp the concept of death and asked his brother, Sho</text:span><text:span text:style-name="T11">u</text:span><text:span text:style-name="T10">rei to explained about his parents’ death. Shourei snapped and strangled him closed to death and blamed shin on his parents death. Shourei action left scar on Shin neck </text:span><text:span text:style-name="T11">and</text:span><text:span text:style-name="T10"> triggered Shin’s ability to hear voices of the dead.</text:span><text:span text:style-name="T9"><text:line-break/></text:span></text:p>
        </text:list-item>
        <text:list-item>
          <text:p text:style-name="P17"><text:soft-page-break/><text:span text:style-name="Strong_20_Emphasis"><text:span text:style-name="T9">RY 360</text:span></text:span><text:span text:style-name="T9">: </text:span><text:span text:style-name="T11">Four years after enlistment</text:span><text:span text:style-name="T9">, Shin begins hearing the voices of </text:span><text:span text:style-name="T11">his brother’s which indicated that he was killed in action. </text:span><text:span text:style-name="T9"><text:line-break/></text:span></text:p>
        </text:list-item>
        <text:list-item>
          <text:p text:style-name="P18"><text:span text:style-name="Strong_20_Emphasis"><text:span text:style-name="T9">RY 362</text:span></text:span><text:span text:style-name="T9">: Shin joins the military and quickly rises through the ranks due to his exceptional skills.</text:span></text:p>
        </text:list-item>
        <text:list-item>
          <text:p text:style-name="P18"><text:span text:style-name="Strong_20_Emphasis"><text:span text:style-name="T9">April, RY 367</text:span></text:span><text:span text:style-name="T9">: Shin becomes the captain of the newly formed Spearhead Squadron.<text:line-break/></text:span></text:p>
        </text:list-item>
        <text:list-item>
          <text:p text:style-name="P18"><text:span text:style-name="Strong_20_Emphasis"><text:span text:style-name="T9">May 22, RY 367</text:span></text:span><text:span text:style-name="T9">: Shin and the Spearhead Squadron receive their first Para-RAID synchronization from their new Handler, Vladilena Milizé <text:s/></text:span><text:span text:style-name="T12">an Alba noble and military officer </text:span><text:span text:style-name="T11">known as Handler One.</text:span></text:p>
        </text:list-item>
        <text:list-item>
          <text:p text:style-name="P19"><text:span text:style-name="T11">S</text:span><text:span text:style-name="T13">hin tr</text:span><text:span text:style-name="T14">ied </text:span><text:span text:style-name="T13">to find Shourei voices that had been assimilated into Legion as</text:span></text:p>
          <text:p text:style-name="P19"><text:span text:style-name="T13">Shepherd</text:span><text:span text:style-name="T9"> </text:span><text:span text:style-name="T13">so he could bring closure to his brother and himself.</text:span></text:p>
        </text:list-item>
        <text:list-item>
          <text:p text:style-name="P21"><text:span text:style-name="T13">O</text:span><text:span text:style-name="T9">nce shin found his brother ,he fought with him .The fight almost took his life. However, help received just on time and Shin succeeded kill the Shepard.</text:span></text:p>
        </text:list-item>
        <text:list-item>
          <text:p text:style-name="P22">Shin cried emotionally as he finally able to put his memories of his brother in rest and receive closure for both of them.</text:p>
        </text:list-item>
        <text:list-item>
          <text:p text:style-name="P23">After that, <text:span text:style-name="T35">the members of Spearhead Squadron </text:span>embarking new uncertain journey of freedom.</text:p>
          <text:p text:style-name="P21"><text:span text:style-name="T9"/></text:p>
        </text:list-item>
      </text:list>
      <text:p text:style-name="P1"><text:span text:style-name="T13"/></text:p>
      <text:p text:style-name="P1"><text:span text:style-name="T13"/></text:p>
      <text:list text:style-name="L2">
        <text:list-header>
          <text:p text:style-name="P20"><text:span text:style-name="T7"><text:line-break/></text:span><text:span text:style-name="T8">­</text:span></text:p>
        </text:list-header>
      </text:list>
      <text:p text:style-name="Text_20_body"><text:line-break/><text:span text:style-name="T25"><text:line-break/><text:line-break/></text:span></text:p>
      <text:list text:continue-list="list3548442318" text:style-name="L1">
        <text:list-header>
          <text:p text:style-name="P6"><text:span text:style-name="T18"><text:line-break/><text:line-break/><text:line-break/></text:span><text:soft-page-break/><text:span text:style-name="T18"><text:line-break/><text:line-break/><text:line-break/><text:line-break/><text:line-break/><text:line-break/><text:line-break/><text:line-break/><text:line-break/><text:line-break/><text:line-break/><text:line-break/><text:line-break/></text:span></text:p>
        </text:list-header>
        <text:list-item>
          <text:p text:style-name="P14"><text:span text:style-name="T2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rubik" svg:font-family="rubik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6:56:30.149000000</meta:creation-date>
    <dc:date>2024-10-16T04:14:01.466000000</dc:date>
    <meta:editing-duration>P2DT23H46M46S</meta:editing-duration>
    <meta:editing-cycles>9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33" meta:word-count="451" meta:character-count="2436" meta:non-whitespace-character-count="2026"/>
  </office:meta>
</office:document-meta>
</file>